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Codec.write( JSONSerializer serializer , Object object , Object fieldName , Type fieldType , int featur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egerCodec.deserialze( DefaultJSONParser parser , Type clazz , Object field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